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igonometric functions on the unit circle</text:p>
      <text:p text:style-name="Subtitle"><text:a xlink:type="simple" xlink:href="mailto:someonesdad1@gmail.com">someonesdad1@gmail.com</text:a> <text:s/>20 Aug 2012</text:p>
      <text:p text:style-name="Text_20_body"/>
      <text:p text:style-name="Text_20_body"/>
      <text:p text:style-name="Text_20_body">Years ago I found a nice picture showing the trig functions defined on a picture of the unit circle. <text:s/>I can't attribute it because I don't know where it came from. <text:s/>There is a similar picture at <text:a xlink:type="simple" xlink:href="http://en.wikipedia.org/wiki/Trigonometric_functions">http://en.wikipedia.org/wiki/Trigonometric_functions</text:a>, but it's a little busy for my tastes. <text:s/>The original picture I had was a bitmap, but I wanted a vector graphic, so I wrote a script to generate the drawing. <text:s/>The vector output is in the file <text:span text:style-name="Code">trig_functions.pdf</text:span>. <text:s/>Here's a bitmap of it:</text:p>
      <text:p text:style-name="Text_20_body"><draw:frame draw:style-name="fr1" draw:name="graphics1" text:anchor-type="paragraph" svg:x="1.0366in" svg:y="-0.0508in" svg:width="4.9264in" svg:height="3.5898in" draw:z-index="0"><draw:image xlink:href="../images/trig_functions.jpg" xlink:type="simple" xlink:show="embed" xlink:actuate="onLoad" draw:filter-name="&lt;All formats&gt;"/></draw:frame>I've included the script <text:span text:style-name="Code">trig_functions.py</text:span> used to generate the drawing, as I suspect there are others who like the drawing, but would like to change it in some way to better meet their tastes. <text:s/>You'll have to download a python graphics library to use it, howeve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in" fo:margin-right="0in" fo:text-indent="0in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799in" fo:text-indent="0in" style:auto-text-indent="false"/>
      <style:text-properties fo:font-size="11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0799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0799in" fo:text-align="center" style:justify-single-word="false" fo:text-indent="0in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in" fo:margin-top="0in" fo:margin-bottom="0.05in" fo:text-indent="0in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in" fo:margin-right="0in" fo:margin-top="0.05in" fo:margin-bottom="0.05in" fo:text-indent="0in" style:auto-text-indent="false" fo:background-color="transparent">
        <style:background-image/>
      </style:paragraph-properties>
      <style:text-properties fo:font-size="12pt" fo:font-style="normal" style:text-underline-style="solid" style:text-underline-width="bold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5in" fo:margin-right="0in" fo:margin-top="0.05in" fo:margin-bottom="0.05in" fo:text-indent="0in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in" fo:margin-bottom="0.0799in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201in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0.3in" fo:margin-right="0in" fo:text-indent="0in" style:auto-text-indent="false" style:page-number="auto"/>
      <style:text-properties fo:color="#00538d" style:font-name="Lucida Console" fo:font-size="10pt" fo:font-weight="normal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in" fo:margin-bottom="0.0799in"/>
    </style:style>
    <style:style style:name="Where" style:family="paragraph" style:parent-style-name="Text_20_body" style:class="text">
      <style:paragraph-properties fo:margin-left="0.4925in" fo:margin-right="0in" fo:margin-top="0in" fo:margin-bottom="0in" fo:text-indent="0in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next-style-name="Text_20_body" style:class="text">
      <style:paragraph-properties fo:margin-top="0in" fo:margin-bottom="0.0799in" fo:background-color="transparent">
        <style:background-image/>
      </style:paragraph-properties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0.2in" fo:margin-right="0in" fo:text-indent="0in" style:auto-text-indent="false">
        <style:tab-stops/>
      </style:paragraph-properties>
    </style:style>
    <style:style style:name="Default_20_Paragraph_20_Font" style:display-name="Default Paragraph Font" style:family="text"/>
    <style:style style:name="TT" style:family="text" style:parent-style-name="Default_20_Paragraph_20_Font">
      <style:text-properties style:font-name="Courier New1" fo:font-size="11pt" style:font-size-asian="11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538d" style:font-name="Lucida Console" fo:font-size="10pt" fo:font-weight="normal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/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402in" fo:margin-right="0.0402in" fo:margin-top="0.0402in" fo:margin-bottom="0.0402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>
        <style:background-image/>
      </style:graphic-properties>
    </style:style>
    <style:style style:name="Graphics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in"/>
      </style:graphic-properties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402in" fo:margin-right="0.0402in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0.0984in" fo:padding-right="0.0984in" fo:padding-top="0.0492in" fo:padding-bottom="0.0492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0.25in" text:min-label-width="0.25in" text:min-label-distance="0.0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 text:min-label-distance="0.0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 text:min-label-distance="0.0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 text:min-label-distance="0.0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 text:min-label-distance="0.0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 text:min-label-distance="0.0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 text:min-label-distance="0.0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 text:min-label-distance="0.0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 text:min-label-distance="0.0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 text:min-label-distance="0.05in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0.25in" text:min-label-width="0.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in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style:num-suffix="." text:bullet-char="">
        <style:list-level-properties text:space-before="0.2in" text:min-label-width="0.2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4in" text:min-label-width="0.2in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0.6in" text:min-label-width="0.2in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0.8in" text:min-label-width="0.2in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1in" text:min-label-width="0.2in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1.2in" text:min-label-width="0.2in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1.4in" text:min-label-width="0.2in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1.6in" text:min-label-width="0.2in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1.8in" text:min-label-width="0.2in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2in" text:min-label-width="0.2in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0.1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0.1in" fo:margin-left="0.6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0.7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0.1in" fo:margin-left="0.5in"/>
        </style:list-level-properties>
      </text:list-level-style-number>
      <text:list-level-style-bullet text:level="5" text:style-name="Bullet_20_Symbols" style:num-suffix="." text:bullet-char="•">
        <style:list-level-properties text:list-level-position-and-space-mode="label-alignment" fo:text-align="center">
          <style:list-level-label-alignment text:label-followed-by="space" fo:text-indent="-0.1in" fo:margin-left="0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 fo:text-align="center">
          <style:list-level-label-alignment text:label-followed-by="space" fo:text-indent="-0.1in" fo:margin-left="0.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center">
          <style:list-level-label-alignment text:label-followed-by="space" fo:text-indent="-0.1in" fo:margin-left="0.5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 fo:text-align="center">
          <style:list-level-label-alignment text:label-followed-by="space" fo:text-indent="-0.1in" fo:margin-left="0.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 fo:text-align="center">
          <style:list-level-label-alignment text:label-followed-by="space" fo:text-indent="-0.1in" fo:margin-left="0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center">
          <style:list-level-label-alignment text:label-followed-by="space" fo:text-indent="-0.1in" fo:margin-left="0.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2T09:46:47</meta:creation-date>
    <meta:editing-cycles>12</meta:editing-cycles>
    <meta:editing-duration>PT00H12M37S</meta:editing-duration>
    <meta:generator>OpenOffice.org/3.2$Win32 OpenOffice.org_project/320m18$Build-9502</meta:generator>
    <dc:date>2012-08-20T21:45:50.98</dc:date>
    <meta:document-statistic meta:table-count="0" meta:image-count="1" meta:object-count="0" meta:page-count="1" meta:paragraph-count="4" meta:word-count="138" meta:character-count="823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p/doc/templates_open_office/Normal.ott" meta:date="2010-11-30T13:06:41"/>
  </office:meta>
</office:document-meta>
</file>